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348fe" officeooo:paragraph-rsid="001348fe"/>
    </style:style>
    <style:style style:name="P2" style:family="paragraph" style:parent-style-name="Standard">
      <style:paragraph-properties fo:text-align="start" style:justify-single-word="false"/>
      <style:text-properties fo:font-weight="bold" officeooo:rsid="001375c7" officeooo:paragraph-rsid="001375c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8dca1" officeooo:paragraph-rsid="0018dca1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3pt" fo:font-weight="bold" officeooo:rsid="001348fe" officeooo:paragraph-rsid="001348fe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375c7" officeooo:paragraph-rsid="001375c7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38373" officeooo:paragraph-rsid="0014898b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138373" officeooo:paragraph-rsid="00168624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normal" officeooo:rsid="001375c7" officeooo:paragraph-rsid="001375c7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fo:font-weight="bold" officeooo:rsid="00138373" officeooo:paragraph-rsid="00138373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0pt" fo:font-style="normal" fo:font-weight="normal" officeooo:rsid="001375c7" officeooo:paragraph-rsid="001375c7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0pt" fo:font-style="normal" fo:font-weight="normal" officeooo:rsid="00172258" officeooo:paragraph-rsid="00168624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0pt" fo:font-weight="normal" officeooo:rsid="001a5102" officeooo:paragraph-rsid="0018dca1" style:font-size-asian="8.75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0pt" fo:font-weight="normal" officeooo:rsid="001a5102" officeooo:paragraph-rsid="001c0242" style:font-size-asian="8.75pt" style:font-weight-asian="normal" style:font-size-complex="10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0pt" fo:font-weight="normal" officeooo:rsid="001a5102" officeooo:paragraph-rsid="001de839" style:font-size-asian="8.75pt" style:font-weight-asian="normal" style:font-size-complex="10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0pt" fo:font-weight="normal" officeooo:rsid="001a5102" officeooo:paragraph-rsid="0022e7b6" style:font-size-asian="8.75pt" style:font-weight-asian="normal" style:font-size-complex="10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0pt" fo:font-weight="normal" officeooo:rsid="001c0242" officeooo:paragraph-rsid="0021e7e3" style:font-size-asian="8.75pt" style:font-weight-asian="normal" style:font-size-complex="10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bold" officeooo:rsid="0018dca1" officeooo:paragraph-rsid="0018dca1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bold" officeooo:rsid="0018dca1" officeooo:paragraph-rsid="00205d12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weight="bold" officeooo:rsid="002b01c6" officeooo:paragraph-rsid="002b01c6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weight="bold" officeooo:rsid="002b01c6" officeooo:paragraph-rsid="0030f11a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weight="bold" officeooo:rsid="002b01c6" officeooo:paragraph-rsid="0032cfd0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style="normal" fo:font-weight="bold" officeooo:rsid="00138373" officeooo:paragraph-rsid="00138373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officeooo:rsid="001348fe" officeooo:paragraph-rsid="001348fe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2b01c6" officeooo:paragraph-rsid="0030f11a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2b01c6" officeooo:paragraph-rsid="0032cfd0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237281" style:font-style-asian="normal" style:font-style-complex="normal"/>
    </style:style>
    <style:style style:name="T4" style:family="text">
      <style:text-properties fo:font-style="normal" officeooo:rsid="001c0242" style:font-style-asian="normal" style:font-style-complex="normal"/>
    </style:style>
    <style:style style:name="T5" style:family="text">
      <style:text-properties fo:font-style="normal" officeooo:rsid="0024248e" style:font-style-asian="normal" style:font-style-complex="normal"/>
    </style:style>
    <style:style style:name="T6" style:family="text">
      <style:text-properties fo:font-style="normal" officeooo:rsid="0025cc08" style:font-style-asian="normal" style:font-style-complex="normal"/>
    </style:style>
    <style:style style:name="T7" style:family="text">
      <style:text-properties fo:font-style="normal" officeooo:rsid="0026fa7f" style:font-style-asian="normal" style:font-style-complex="normal"/>
    </style:style>
    <style:style style:name="T8" style:family="text">
      <style:text-properties fo:font-style="normal" officeooo:rsid="0014898b" style:font-size-asian="10pt" style:font-style-asian="normal" style:font-size-complex="10pt" style:font-style-complex="normal"/>
    </style:style>
    <style:style style:name="T9" style:family="text">
      <style:text-properties fo:font-style="normal" fo:font-weight="bold" officeooo:rsid="0026fa7f" style:font-style-asian="normal" style:font-weight-asian="bold" style:font-style-complex="normal" style:font-weight-complex="bold"/>
    </style:style>
    <style:style style:name="T10" style:family="text">
      <style:text-properties fo:font-size="10pt"/>
    </style:style>
    <style:style style:name="T11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font-size="10pt" fo:font-style="normal" fo:font-weight="normal" officeooo:rsid="0014898b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font-size="10pt" fo:font-style="normal" fo:font-weight="normal" officeooo:rsid="00168624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fo:font-size="10pt" fo:font-style="normal" fo:font-weight="normal" officeooo:rsid="00172258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fo:font-size="10pt" fo:font-style="normal" style:font-size-asian="10pt" style:font-style-asian="normal" style:font-size-complex="10pt" style:font-style-complex="normal"/>
    </style:style>
    <style:style style:name="T16" style:family="text">
      <style:text-properties fo:font-size="10pt" fo:font-style="normal" officeooo:rsid="00205d12" style:font-size-asian="10pt" style:font-style-asian="normal" style:font-size-complex="10pt" style:font-style-complex="normal"/>
    </style:style>
    <style:style style:name="T17" style:family="text">
      <style:text-properties fo:font-size="10pt" fo:font-style="normal" style:font-size-asian="12pt" style:font-style-asian="normal" style:font-size-complex="12pt" style:font-style-complex="normal"/>
    </style:style>
    <style:style style:name="T18" style:family="text">
      <style:text-properties fo:font-size="10pt" fo:font-weight="normal" style:font-size-asian="10pt" style:font-weight-asian="normal" style:font-size-complex="10pt" style:font-weight-complex="normal"/>
    </style:style>
    <style:style style:name="T19" style:family="text">
      <style:text-properties fo:font-size="10pt" fo:font-weight="normal" officeooo:rsid="001a5102" style:font-size-asian="8.75pt" style:font-weight-asian="normal" style:font-size-complex="10pt" style:font-weight-complex="normal"/>
    </style:style>
    <style:style style:name="T20" style:family="text">
      <style:text-properties fo:font-size="10pt" fo:font-weight="normal" officeooo:rsid="002bffd8" style:font-weight-asian="normal" style:font-weight-complex="normal"/>
    </style:style>
    <style:style style:name="T21" style:family="text">
      <style:text-properties fo:font-size="10pt" fo:font-weight="normal" officeooo:rsid="002dcf44" style:font-weight-asian="normal" style:font-weight-complex="normal"/>
    </style:style>
    <style:style style:name="T22" style:family="text">
      <style:text-properties fo:font-size="10pt" fo:font-weight="normal" officeooo:rsid="002dee85" style:font-weight-asian="normal" style:font-weight-complex="normal"/>
    </style:style>
    <style:style style:name="T23" style:family="text">
      <style:text-properties fo:font-size="10pt" fo:font-weight="normal" officeooo:rsid="002f0818" style:font-weight-asian="normal" style:font-weight-complex="normal"/>
    </style:style>
    <style:style style:name="T24" style:family="text">
      <style:text-properties fo:font-size="10pt" fo:font-weight="normal" officeooo:rsid="0030f11a" style:font-weight-asian="normal" style:font-weight-complex="normal"/>
    </style:style>
    <style:style style:name="T25" style:family="text">
      <style:text-properties fo:font-size="10pt" fo:font-weight="normal" officeooo:rsid="0032cfd0" style:font-weight-asian="normal" style:font-weight-complex="normal"/>
    </style:style>
    <style:style style:name="T26" style:family="text">
      <style:text-properties fo:font-size="10pt" fo:font-weight="normal" officeooo:rsid="003376da" style:font-weight-asian="normal" style:font-weight-complex="normal"/>
    </style:style>
    <style:style style:name="T27" style:family="text">
      <style:text-properties fo:font-size="10pt" fo:font-weight="normal" officeooo:rsid="00356039" style:font-weight-asian="normal" style:font-weight-complex="normal"/>
    </style:style>
    <style:style style:name="T28" style:family="text">
      <style:text-properties fo:font-size="10pt" fo:font-weight="normal" officeooo:rsid="0037461a" style:font-weight-asian="normal" style:font-weight-complex="normal"/>
    </style:style>
    <style:style style:name="T29" style:family="text">
      <style:text-properties fo:font-size="10pt" officeooo:rsid="00205d12"/>
    </style:style>
    <style:style style:name="T30" style:family="text">
      <style:text-properties fo:font-size="10pt" officeooo:rsid="002f0818"/>
    </style:style>
    <style:style style:name="T31" style:family="text">
      <style:text-properties fo:font-size="10pt" officeooo:rsid="0030f11a"/>
    </style:style>
    <style:style style:name="T32" style:family="text">
      <style:text-properties fo:font-size="10pt" officeooo:rsid="0032cfd0"/>
    </style:style>
    <style:style style:name="T33" style:family="text">
      <style:text-properties fo:font-size="10pt" officeooo:rsid="0037461a"/>
    </style:style>
    <style:style style:name="T34" style:family="text">
      <style:text-properties fo:font-size="12pt" fo:font-style="normal" style:font-size-asian="12pt" style:font-style-asian="normal" style:font-size-complex="12pt" style:font-style-complex="normal"/>
    </style:style>
    <style:style style:name="T35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fo:font-size="12pt" fo:font-style="normal" officeooo:rsid="0014898b" style:font-size-asian="10pt" style:font-style-asian="normal" style:font-size-complex="10pt" style:font-style-complex="normal"/>
    </style:style>
    <style:style style:name="T37" style:family="text">
      <style:text-properties officeooo:rsid="001bbc6b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officeooo:rsid="001bbc6b" style:font-style-asian="italic" style:font-style-complex="italic"/>
    </style:style>
    <style:style style:name="T40" style:family="text">
      <style:text-properties fo:font-style="italic" officeooo:rsid="001de839" style:font-style-asian="italic" style:font-style-complex="italic"/>
    </style:style>
    <style:style style:name="T41" style:family="text">
      <style:text-properties fo:font-style="italic" officeooo:rsid="001c0242" style:font-style-asian="italic" style:font-style-complex="italic"/>
    </style:style>
    <style:style style:name="T42" style:family="text">
      <style:text-properties fo:font-style="italic" officeooo:rsid="0022e7b6" style:font-style-asian="italic" style:font-style-complex="italic"/>
    </style:style>
    <style:style style:name="T43" style:family="text">
      <style:text-properties fo:font-style="italic" officeooo:rsid="00237281" style:font-style-asian="italic" style:font-style-complex="italic"/>
    </style:style>
    <style:style style:name="T44" style:family="text">
      <style:text-properties officeooo:rsid="001c0242"/>
    </style:style>
    <style:style style:name="T45" style:family="text">
      <style:text-properties officeooo:rsid="00205d12"/>
    </style:style>
    <style:style style:name="T46" style:family="text">
      <style:text-properties officeooo:rsid="0024248e"/>
    </style:style>
    <style:style style:name="T47" style:family="text">
      <style:text-properties fo:font-size="8pt" officeooo:rsid="0030f11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EVAS Board-Bringup Document</text:p>
      <text:p text:style-name="P1"/>
      <text:p text:style-name="P2">Compilation :-</text:p>
      <text:p text:style-name="P2"><text:tab/><text:span text:style-name="T10">uboot :-</text:span></text:p>
      <text:p text:style-name="P2"><text:tab/><text:tab/><text:span text:style-name="T1">=&gt; change directory to u-boot code</text:span></text:p>
      <text:p text:style-name="P2"><text:span text:style-name="T1"><text:tab/><text:tab/></text:span><text:span text:style-name="T18">=&gt;</text:span><text:span text:style-name="T1"> </text:span><text:span text:style-name="T18">export ARCH=arm</text:span></text:p>
      <text:p text:style-name="P2"><text:span text:style-name="T1"><text:tab/><text:tab/></text:span><text:span text:style-name="T18">=&gt;</text:span><text:span text:style-name="T1"> </text:span><text:span text:style-name="T11">export CROSS_COMPILE=/opt/freescale/usr/local/gcc-4.6.2-glibc-2.13-linaro-multilib-2011.12/fsl-linaro-toolchain/bin/arm-fsl-linux-gnueabi-</text:span></text:p>
      <text:p text:style-name="P10"><text:tab/><text:tab/>=&gt; make movis_config</text:p>
      <text:p text:style-name="P10"><text:tab/><text:tab/>=&gt; <text:s/>make</text:p>
      <text:p text:style-name="P10"/>
      <text:p text:style-name="P2"><text:span text:style-name="T11"><text:tab/></text:span><text:span text:style-name="T17">Kernel :-</text:span></text:p>
      <text:p text:style-name="P8"><text:tab/><text:tab/>=&gt; Change directory to kernel code</text:p>
      <text:p text:style-name="P5"><text:span text:style-name="T34"><text:tab/><text:tab/></text:span><text:span text:style-name="T15">=&gt;</text:span><text:span text:style-name="T34"> </text:span><text:span text:style-name="T15">export ARCH=arm</text:span></text:p>
      <text:p text:style-name="P2"><text:span text:style-name="T35"><text:tab/><text:tab/></text:span><text:span text:style-name="T11">=&gt; export CROSS_COMPILE=/opt/freescale/usr/local/gcc-4.6.2-glibc-2.13-linaro-multilib-2011.12/fsl-linaro-toolchain/bin/arm-fsl-linux-gnueabi-</text:span></text:p>
      <text:p text:style-name="P10"><text:tab/><text:tab/>=&gt; make movis_defconfig</text:p>
      <text:p text:style-name="P10"><text:tab/><text:tab/>=&gt; make; make uImage LOADADDR=0x12700000</text:p>
      <text:p text:style-name="P10"><text:tab/><text:tab/>=&gt; make imx6q-movis.dtb</text:p>
      <text:p text:style-name="P2"/>
      <text:p text:style-name="P3">Partition steps :-</text:p>
      <text:p text:style-name="P18"><text:tab/><text:span text:style-name="T29">=&gt;Note:</text:span><text:span text:style-name="T45"> <text:s/></text:span><text:span text:style-name="T12">replace </text:span><text:span text:style-name="T16">sdb</text:span><text:span text:style-name="T36"> </text:span><text:span text:style-name="T12">into corresponding name</text:span></text:p>
      <text:p text:style-name="P3"><text:tab/><text:tab/><text:span text:style-name="T19">=&gt; umount /dev/sdb*</text:span></text:p>
      <text:p text:style-name="P12"><text:tab/><text:tab/>=&gt; sudo fdisk /dev/sdb</text:p>
      <text:p text:style-name="P12"><text:tab/><text:tab/>=&gt; <text:span text:style-name="T37">delete all partition using “'</text:span><text:span text:style-name="T39">d”</text:span><text:span text:style-name="T37">' command untill no partition yet.</text:span></text:p>
      <text:p text:style-name="P13"><text:tab/><text:tab/><text:span text:style-name="T37">=&gt; create new partition : <text:s/></text:span><text:span text:style-name="T39">p</text:span><text:span text:style-name="T37"> <text:s/></text:span></text:p>
      <text:p text:style-name="P13"><text:span text:style-name="T37"><text:tab/><text:tab/>=&gt; partition number : <text:s/></text:span><text:span text:style-name="T39">1</text:span><text:span text:style-name="T37"> </text:span></text:p>
      <text:p text:style-name="P14"><text:tab/><text:tab/><text:span text:style-name="T44">=&gt; First cylinder : 10240</text:span></text:p>
      <text:p text:style-name="P14"><text:span text:style-name="T44"><text:tab/><text:tab/>=&gt; Last cylinder : 112640</text:span></text:p>
      <text:p text:style-name="P14"><text:tab/><text:tab/><text:span text:style-name="T37">=&gt; create new partition : <text:s/></text:span><text:span text:style-name="T39">p</text:span><text:span text:style-name="T37"> <text:s/></text:span></text:p>
      <text:p text:style-name="P14"><text:span text:style-name="T37"><text:tab/><text:tab/>=&gt; partition number : <text:s/></text:span><text:span text:style-name="T40">2</text:span><text:span text:style-name="T37"> <text:s/></text:span></text:p>
      <text:p text:style-name="P14"><text:tab/><text:tab/><text:span text:style-name="T44">=&gt; First cylinder : 122640</text:span></text:p>
      <text:p text:style-name="P14"><text:span text:style-name="T44"><text:tab/><text:tab/>=&gt; Last cylinder : 552720</text:span><text:tab/><text:tab/></text:p>
      <text:p text:style-name="P14"><text:span text:style-name="T37"><text:tab/><text:tab/>=&gt; create new partition : <text:s/></text:span><text:span text:style-name="T39">p</text:span><text:span text:style-name="T37"> <text:s/></text:span></text:p>
      <text:p text:style-name="P14"><text:span text:style-name="T37"><text:tab/><text:tab/>=&gt; partition number : <text:s/></text:span><text:span text:style-name="T40">3</text:span><text:span text:style-name="T37"> <text:s/></text:span></text:p>
      <text:p text:style-name="P14"><text:tab/><text:tab/><text:span text:style-name="T44">=&gt; First cylinder : 562720</text:span></text:p>
      <text:p text:style-name="P14"><text:span text:style-name="T44"><text:tab/><text:tab/>=&gt; Last cylinder : press </text:span><text:span text:style-name="T41">ENTER</text:span></text:p>
      <text:p text:style-name="P15"><text:span text:style-name="T41"><text:tab/><text:tab/></text:span><text:span text:style-name="T4">=&gt; </text:span><text:span text:style-name="T5">c</text:span><text:span text:style-name="T4">ommand (m for help):</text:span><text:span text:style-name="T41"> p<text:tab/><text:tab/>// </text:span><text:span text:style-name="T42">List out all partitions.</text:span></text:p>
      <text:p text:style-name="P16"><text:s/><text:tab/><text:tab/>=&gt; <text:span text:style-name="T46">c</text:span>ommand (m for help): <text:span text:style-name="T38">w<text:tab/><text:tab/>// </text:span><text:span text:style-name="T42">save the changes.</text:span></text:p>
      <text:p text:style-name="P16"><text:span text:style-name="T42"><text:tab/><text:tab/></text:span><text:span text:style-name="T43">=&gt; </text:span><text:span text:style-name="T3">sudo mkfs.vfat /dev/sdb1</text:span></text:p>
      <text:p text:style-name="P16"><text:span text:style-name="T3"><text:tab/><text:tab/>=&gt; sudo mkfs.ext4 /dev/sdb2</text:span></text:p>
      <text:p text:style-name="P16"><text:span text:style-name="T3"><text:tab/><text:tab/>=&gt; sudo mkfs.ext4 /dev/sdb3</text:span></text:p>
      <text:p text:style-name="P16"><text:span text:style-name="T3"><text:tab/><text:tab/>=&gt; Reinsert the card.<text:tab/><text:tab/><text:tab/>// </text:span><text:span text:style-name="T6">partition all detected in your machine.</text:span></text:p>
      <text:p text:style-name="P16"><text:span text:style-name="T7"><text:tab/>=&gt;</text:span><text:span text:style-name="T9">Note: </text:span><text:span text:style-name="T7">if the card is SATA, you need to press all partitions or mount manually. </text:span></text:p>
      <text:p text:style-name="P9"/>
      <text:p text:style-name="P9">Flashing steps :-</text:p>
      <text:p text:style-name="P6"><text:span text:style-name="T2"><text:tab/><text:tab/></text:span><text:span text:style-name="T15">=&gt;</text:span><text:span text:style-name="T2"> </text:span><text:span text:style-name="T11">sudo dd if=u-boot.imx of=/dev/sd</text:span><text:span text:style-name="T8">x</text:span><text:span text:style-name="T11"> bs=512 seek=2 <text:s text:c="3"/>//</text:span><text:span text:style-name="T12">replace </text:span><text:span text:style-name="T8">x </text:span><text:span text:style-name="T12">into corresponding name (ex:sdb)</text:span></text:p>
      <text:p text:style-name="P7"><text:span text:style-name="T12"><text:tab/><text:tab/>=&gt; cp uImage /media/(vfat </text:span><text:span text:style-name="T13">partition</text:span><text:span text:style-name="T12">)/.</text:span></text:p>
      <text:p text:style-name="P7"><text:span text:style-name="T12"><text:tab/><text:tab/></text:span><text:span text:style-name="T13">=&gt; cp imx6q-movis.dtb /media/</text:span><text:span text:style-name="T12">(vfat </text:span><text:span text:style-name="T13">partition</text:span><text:span text:style-name="T12">)/.</text:span></text:p>
      <text:p text:style-name="P7"><text:span text:style-name="T12"><text:tab/><text:tab/></text:span><text:span text:style-name="T14">=&gt; cp rootfs/* /media/(ext4 partition)/.</text:span></text:p>
      <text:p text:style-name="P11"><text:tab/><text:tab/>=&gt; umount /media/*</text:p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9"><text:soft-page-break/>Board-Bringup :-</text:p>
      <text:p text:style-name="P19"><text:tab/><text:tab/><text:span text:style-name="T20">=&gt; </text:span><text:span text:style-name="T21">verify all boot settings to corresponding boot device.</text:span></text:p>
      <text:p text:style-name="P19"><text:span text:style-name="T21"><text:tab/><text:tab/>=&gt; power-up the board.</text:span></text:p>
      <text:p text:style-name="P19"><text:span text:style-name="T21"><text:tab/>=&gt; </text:span><text:span text:style-name="T22">I</text:span><text:span text:style-name="T21">f everything perfect it booted upto filesystem.</text:span></text:p>
      <text:p text:style-name="P19"><text:span text:style-name="T21"><text:tab/><text:tab/></text:span><text:span text:style-name="T22">=&gt; if it stoped in uboot made changes in environment.</text:span></text:p>
      <text:p text:style-name="P19"><text:span text:style-name="T22"/></text:p>
      <text:p text:style-name="P19"><text:span text:style-name="T22"><text:tab/></text:span><text:span text:style-name="T30">For SATA :-</text:span></text:p>
      <text:p text:style-name="P24"><text:span text:style-name="T30"><text:tab/><text:tab/>=&gt; </text:span><text:span text:style-name="T31">setenv</text:span><text:span text:style-name="T30"> </text:span><text:span text:style-name="T31">bootcmd_sata 'run bootargs_sata; sata init ; fatload sata 0:1 0x11200000 imx6q-movis.dtb; fatload sata 0:1 0x12800000 uImage; bootm 0x12800000 - 0x11200000'</text:span></text:p>
      <text:p text:style-name="P20"><text:span text:style-name="T21"><text:tab/><text:tab/></text:span><text:span text:style-name="T24">=&gt; setenv bootargs_sata 'setenv bootargs ${bootargs} root=/dev/sda2 rw rootwait'</text:span></text:p>
      <text:p text:style-name="P20"><text:span text:style-name="T24"><text:tab/><text:tab/>=&gt; setenv bootcmd 'run bootcmd_sata'</text:span></text:p>
      <text:p text:style-name="P20"><text:span text:style-name="T24"><text:tab/><text:tab/></text:span><text:span text:style-name="T27">=&gt; saveenv</text:span></text:p>
      <text:p text:style-name="P20"><text:span text:style-name="T27"><text:tab/><text:tab/>=&gt; boot</text:span></text:p>
      <text:p text:style-name="P20"/>
      <text:p text:style-name="P21"><text:span text:style-name="T22"><text:tab/></text:span><text:span text:style-name="T30">For </text:span><text:span text:style-name="T32">SD </text:span><text:span text:style-name="T33">Card </text:span><text:span text:style-name="T30">:-</text:span></text:p>
      <text:p text:style-name="P25"><text:span text:style-name="T30"><text:tab/><text:tab/>=&gt; </text:span><text:span text:style-name="T31">setenv</text:span><text:span text:style-name="T30"> </text:span><text:span text:style-name="T31">bootcmd_</text:span><text:span text:style-name="T32">mmc</text:span><text:span text:style-name="T31"> 'run bootargs_</text:span><text:span text:style-name="T32">mmc</text:span><text:span text:style-name="T31">; </text:span><text:span text:style-name="T32">mmc</text:span><text:span text:style-name="T31"> init ; fatload </text:span><text:span text:style-name="T32">mmc</text:span><text:span text:style-name="T31"> 0:1 0x11200000 imx6q-movis.dtb; fatload </text:span><text:span text:style-name="T32">mmc</text:span><text:span text:style-name="T31"> 0:1 0x12800000 uImage; bootm 0x12800000 - 0x11200000'</text:span></text:p>
      <text:p text:style-name="P21"><text:span text:style-name="T21"><text:tab/><text:tab/></text:span><text:span text:style-name="T24">=&gt; setenv bootargs_</text:span><text:span text:style-name="T25">mmc</text:span><text:span text:style-name="T24"> 'setenv bootargs ${bootargs} root=/dev/</text:span><text:span text:style-name="T25">mmcblk1p2 </text:span><text:span text:style-name="T24"><text:s/>rw rootwait'</text:span></text:p>
      <text:p text:style-name="P21"><text:span text:style-name="T24"><text:tab/><text:tab/>=&gt; setenv bootcmd 'run bootcmd_</text:span><text:span text:style-name="T26">mmc</text:span><text:span text:style-name="T24">'</text:span></text:p>
      <text:p text:style-name="P21"><text:span text:style-name="T24"><text:tab/><text:tab/></text:span><text:span text:style-name="T27">=&gt; saveenv</text:span></text:p>
      <text:p text:style-name="P21"><text:span text:style-name="T27"><text:tab/><text:tab/>=&gt; boot</text:span><text:span text:style-name="T33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8T18:56:12.284197092</meta:creation-date>
    <dc:date>2015-12-09T14:13:14.661154592</dc:date>
    <meta:editing-duration>PT2H6M28S</meta:editing-duration>
    <meta:editing-cycles>30</meta:editing-cycles>
    <meta:generator>LibreOffice/4.2.8.2$Linux_X86_64 LibreOffice_project/420m0$Build-2</meta:generator>
    <meta:document-statistic meta:table-count="0" meta:image-count="0" meta:object-count="0" meta:page-count="2" meta:paragraph-count="63" meta:word-count="353" meta:character-count="2577" meta:non-whitespace-character-count="2146"/>
  </office:meta>
</office:document-meta>
</file>